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tarSymbol1" svg:font-family="StarSymbol"/>
    <style:font-face style:name="Courier New" svg:font-family="'Courier New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/>
    </style:style>
    <style:style style:name="P2" style:family="paragraph" style:parent-style-name="Footer">
      <style:paragraph-properties fo:text-align="center" style:justify-single-word="false"/>
      <style:text-properties fo:color="#808080" fo:font-size="10pt" style:font-size-asian="10pt" style:font-size-complex="10pt"/>
    </style:style>
    <style:style style:name="P3" style:family="paragraph" style:parent-style-name="CV_20_Default">
      <style:paragraph-properties fo:text-align="end" style:justify-single-word="false"/>
    </style:style>
    <style:style style:name="P4" style:family="paragraph" style:parent-style-name="CV_20_Default">
      <style:text-properties style:font-name="Times New Roman"/>
    </style:style>
    <style:style style:name="P5" style:family="paragraph" style:parent-style-name="CV_20_Default">
      <style:text-properties style:font-name="Times New Roman" fo:font-weight="bold" style:font-weight-asian="bold"/>
    </style:style>
    <style:style style:name="P6" style:family="paragraph" style:parent-style-name="CV_20_Default">
      <style:text-properties style:font-name="Times New Roman" fo:font-size="10pt" fo:font-weight="bold" style:font-size-asian="10pt" style:font-weight-asian="bold" style:font-size-complex="10pt"/>
    </style:style>
    <style:style style:name="P7" style:family="paragraph" style:parent-style-name="CV_20_Default">
      <style:text-properties style:font-name="Times New Roman" fo:font-size="10pt" style:font-size-asian="10pt" style:font-size-complex="10pt"/>
    </style:style>
    <style:style style:name="P8" style:family="paragraph" style:parent-style-name="CV_20_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CV_20_Default">
      <style:text-properties style:font-name="Times New Roman" fo:font-weight="normal" style:font-weight-asian="normal" style:font-weight-complex="normal"/>
    </style:style>
    <style:style style:name="P10" style:family="paragraph" style:parent-style-name="CV_20_Default">
      <style:paragraph-properties fo:margin-left="1in" fo:margin-right="0in" fo:text-indent="-1in" style:auto-text-indent="false">
        <style:tab-stops/>
      </style:paragraph-properties>
      <style:text-properties style:font-name="Times New Roman"/>
    </style:style>
    <style:style style:name="P11" style:family="paragraph" style:parent-style-name="CV_20_Default">
      <style:paragraph-properties fo:margin-left="1in" fo:margin-right="0in" fo:text-indent="-1in" style:auto-text-indent="false">
        <style:tab-stops/>
      </style:paragraph-properties>
      <style:text-properties style:text-position="-4% 100%" style:font-name="Times New Roman"/>
    </style:style>
    <style:style style:name="P12" style:family="paragraph" style:parent-style-name="CV_20_Default">
      <style:paragraph-properties fo:margin-left="1in" fo:margin-right="0in" fo:text-indent="-1in" style:auto-text-indent="false">
        <style:tab-stops/>
      </style:paragraph-properties>
    </style:style>
    <style:style style:name="P13" style:family="paragraph" style:parent-style-name="CV_20_Indented">
      <style:text-properties style:font-name="Times New Roman"/>
    </style:style>
    <style:style style:name="P14" style:family="paragraph" style:parent-style-name="CV_20_Heading_20_1">
      <style:text-properties style:font-name="Times New Roman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 New Roman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 New Roman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 New Roman" fo:language="fr" fo:country="CA"/>
    </style:style>
    <style:style style:name="P18" style:family="paragraph" style:parent-style-name="Standard">
      <style:paragraph-properties fo:keep-together="always" fo:orphans="0" fo:widows="0" style:text-autospace="none"/>
      <style:text-properties style:font-name="Times New Roman" fo:font-size="10pt" fo:language="en" fo:country="US" fo:font-weight="bold" style:font-size-asian="10pt" style:font-weight-asian="bold" style:font-size-complex="10pt"/>
    </style:style>
    <style:style style:name="P19" style:family="paragraph" style:parent-style-name="Standard">
      <style:paragraph-properties fo:keep-together="always" fo:orphans="0" fo:widows="0" style:text-autospace="none"/>
      <style:text-properties style:font-name="Times New Roman" fo:font-size="10pt" fo:language="en" fo:country="US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imes" fo:language="fr" fo:country="CA"/>
    </style:style>
    <style:style style:name="P21" style:family="paragraph" style:parent-style-name="CV_20_Title">
      <style:paragraph-properties fo:background-color="transparent">
        <style:background-image/>
      </style:paragraph-properties>
    </style:style>
    <style:style style:name="P22" style:family="paragraph" style:parent-style-name="CV_20_Title">
      <style:paragraph-properties fo:background-color="transparent">
        <style:background-image/>
      </style:paragraph-properties>
      <style:text-properties fo:font-size="16pt" fo:font-weight="bold" style:font-size-asian="16pt" style:font-weight-asian="bold"/>
    </style:style>
    <style:style style:name="P23" style:family="paragraph" style:parent-style-name="CV_20_Default">
      <style:paragraph-properties fo:margin-top="0in" fo:margin-bottom="0in" fo:text-align="center" style:justify-single-word="false" style:shadow="none"/>
      <style:text-properties style:text-position="-4% 100%"/>
    </style:style>
    <style:style style:name="P24" style:family="paragraph" style:parent-style-name="Standard">
      <style:paragraph-properties fo:margin-left="0.25in" fo:margin-right="0in" fo:keep-together="always" fo:orphans="0" fo:widows="0" fo:text-indent="-0.25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25in" fo:margin-right="0in" fo:keep-together="always" fo:orphans="0" fo:widows="0" fo:text-indent="-0.25in" style:auto-text-indent="false" style:text-autospace="none">
        <style:tab-stops/>
      </style:paragraph-properties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paragraph-properties fo:margin-left="0.25in" fo:margin-right="0in" fo:keep-together="always" fo:orphans="0" fo:widows="0" fo:text-indent="-0.25in" style:auto-text-indent="false" style:text-autospace="none"/>
      <style:text-properties style:font-name="Times New Roman" fo:font-size="10pt" fo:language="en" fo:country="US" style:font-size-asian="10pt" style:font-size-complex="10pt"/>
    </style:style>
    <style:style style:name="P27" style:family="paragraph" style:parent-style-name="CV_20_Default">
      <style:paragraph-properties fo:margin-left="0.25in" fo:margin-right="0in" fo:keep-together="always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CV_20_Heading_20_1" style:master-page-name="">
      <style:paragraph-properties fo:keep-together="always" style:page-number="auto"/>
    </style:style>
    <style:style style:name="P29" style:family="paragraph" style:parent-style-name="CV_20_Default" style:master-page-name="Standard">
      <style:paragraph-properties style:page-number="1"/>
      <style:text-properties fo:color="#800000"/>
    </style:style>
    <style:style style:name="P30" style:family="paragraph" style:parent-style-name="CV_20_Default" style:list-style-name="L7">
      <style:text-properties style:font-name="Times New Roman"/>
    </style:style>
    <style:style style:name="P31" style:family="paragraph" style:parent-style-name="CV_20_Indented" style:list-style-name="L1">
      <style:text-properties style:font-name="Times New Roman"/>
    </style:style>
    <style:style style:name="P32" style:family="paragraph" style:parent-style-name="CV_20_Indented" style:list-style-name="L4">
      <style:text-properties style:font-name="Times New Roman" fo:font-weight="normal" style:font-weight-asian="normal" style:font-weight-complex="normal"/>
    </style:style>
    <style:style style:name="P33" style:family="paragraph" style:parent-style-name="CV_20_Indented" style:list-style-name="L2"/>
    <style:style style:name="P34" style:family="paragraph" style:parent-style-name="CV_20_Indented" style:list-style-name="L3"/>
    <style:style style:name="P35" style:family="paragraph" style:parent-style-name="CV_20_Indented" style:list-style-name="L4"/>
    <style:style style:name="P36" style:family="paragraph" style:parent-style-name="CV_20_Indented" style:list-style-name="L5"/>
    <style:style style:name="P37" style:family="paragraph" style:parent-style-name="CV_20_Indented" style:list-style-name="L6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-4% 100%" fo:font-weight="bold" style:font-weight-asian="bold" style:font-weight-complex="bold"/>
    </style:style>
    <style:style style:name="T9" style:family="text">
      <style:text-properties style:text-position="-4% 100%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1" style:font-name-asian="Times New Roman" style:font-name-complex="Times New Roman"/>
    </style:style>
    <style:style style:name="T12" style:family="text">
      <style:text-properties fo:language="fr" fo:country="CA"/>
    </style:style>
    <style:style style:name="T13" style:family="text">
      <style:text-properties fo:language="fr" fo:country="CA" fo:font-weight="bold" style:font-weight-asian="bold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style:font-name="Times New Roman" fo:font-size="10pt" fo:font-weight="bold" style:font-size-asian="10pt" style:font-weight-asian="bold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fo:background-color="#94bd5e" text:dont-balance-text-columns="false" style:editable="false">
        <style:columns fo:column-count="1" fo:column-gap="0in"/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er1">
        <text:p text:style-name="P29"><text:span text:style-name="T2">Quang Hien</text:span> <text:span text:style-name="T3">LE</text:span></text:p>
        <text:p text:style-name="CV_20_Default">165, rue Sainte-Catherine</text:p>
        <text:p text:style-name="CV_20_Default">33000 Bordeaux, FRANCE</text:p>
        <text:p text:style-name="P3">Portable: +33 611 745 912</text:p>
        <text:p text:style-name="P3">Résidence: +33 556 447 120</text:p>
        <text:p text:style-name="P3">hien@wetbench.eu | www.wetbench.eu/cv</text:p>
      </text:section>
      <text:p text:style-name="CV_20_Default"/>
      <text:section text:style-name="Sect2" text:name="Description">
        <text:p text:style-name="P21"/>
        <text:p text:style-name="P22">Bioanalyste</text:p>
        <text:p text:style-name="P21">Avec compétences en biologie moléculaire, génomique, génétique et bioinformatique.</text:p>
        <text:p text:style-name="P21"/>
      </text:section>
      <text:p text:style-name="P23"/>
      <text:p text:style-name="P23">Citoyen canadien, né en 1972, autorisé à travailler en France, marié</text:p>
      <text:p text:style-name="P23"/>
      <text:p text:style-name="CV_20_Heading_20_1">Compétences</text:p>
      <text:p text:style-name="P10"><text:span text:style-name="T1">Biologie:</text:span><text:tab/>Manipulations d’ADN, d’ARN et de protéines; Techniques de PCR (RACE, RT-PCR, AFLP, SSAP); Génotypage, clonage positionnel; Séquençage d’ADN; Banques d’ADNc; Clonage moléculaire, transformation d’<text:span text:style-name="T5">Arabidopsis</text:span><text:span text:style-name="T7">; C</text:span>ulture de tissues et isolation de protoplastes; ELISA; Techniques de microbiologie.</text:p>
      <text:p text:style-name="P10"><text:span text:style-name="T8">Informatique:</text:span><text:span text:style-name="T9"> Ruby, Perl, bash, SQL, (X)HTML/CSS, JavaScript; Outils d’analyse de séquences et de recherche de bases de données biologiques.</text:span></text:p>
      <text:p text:style-name="P11"><text:span text:style-name="T2">Langues:</text:span><text:tab/>Français, anglais et vietnamien (parlés et écrits).</text:p>
      <text:p text:style-name="P12"/>
      <text:p text:style-name="CV_20_Heading_20_1">Expériences en Recherche et en Enseignement</text:p>
      <text:p text:style-name="P4">Descriptions détaillées sur http://www.wetbench.eu/cv</text:p>
      <text:p text:style-name="P4">(2008-...) <text:tab/><text:span text:style-name="T1">Bioanalyste</text:span></text:p>
      <text:p text:style-name="P13"><text:span text:style-name="T5">Vilmorin &amp; Cie (www.vilmorin.info)</text:span> </text:p>
      <text:list xml:id="list2106608570" text:style-name="L1">
        <text:list-item>
          <text:p text:style-name="P31">Analyse bioinformatique des données de séquençage et de génotypage.</text:p>
        </text:list-item>
        <text:list-item>
          <text:p text:style-name="P31"><text:span text:style-name="T7">Mise en place des outils bioinformatiques pour la bioanalyse</text:span>.</text:p>
        </text:list-item>
      </text:list>
      <text:p text:style-name="P4">(2006-2008) <text:tab/><text:span text:style-name="T1">Ingénieur en biologie</text:span></text:p>
      <text:p text:style-name="P13"><text:span text:style-name="T5">CNRS (UMR 5096 CNRS/UPVD/IRD)</text:span>, équipe du Dr. Deragon. </text:p>
      <text:list xml:id="list1659230053" text:continue-list="list2106608570" text:style-name="L1">
        <text:list-item text:start-value="1">
          <text:p text:style-name="P31">Analyse bioinformatique des associations transposons+gènes d'<text:span text:style-name="T5">Arabidopsis</text:span>.</text:p>
        </text:list-item>
        <text:list-item>
          <text:p text:style-name="P31">Analyse moléculaire de l'épissage alternatif d'un gène d'<text:span text:style-name="T5">Arabidopsis</text:span>.</text:p>
        </text:list-item>
      </text:list>
      <text:p text:style-name="P4"><text:span text:style-name="T10">(2004-2006) <text:tab/></text:span><text:span text:style-name="T1">Post-doc</text:span></text:p>
      <text:p text:style-name="CV_20_Indented"><text:span text:style-name="T5">Virologie – INRA (Bordeaux), UMR Génomique et Développement du Pouvoir Pathogène,</text:span> équipe du Dr. LeGall.</text:p>
      <text:list xml:id="list1686512954" text:style-name="L2">
        <text:list-item>
          <text:p text:style-name="P33">Clonage positionnel d'un gène de résistance à l’infection par les potyvirus.</text:p>
        </text:list-item>
        <text:list-item>
          <text:p text:style-name="P33">Diversité génétique d'un gène de résistance chez <text:span text:style-name="T5">Arabidopsis thaliana</text:span>.</text:p>
        </text:list-item>
      </text:list>
      <text:p text:style-name="P5"><text:span text:style-name="T10">(2002-2004)<text:tab/></text:span>Post-doc boursier du Québec</text:p>
      <text:p text:style-name="CV_20_Indented"><text:span text:style-name="T5">Institut Jean-Pierre Bourgin – INRA (Versailles)</text:span>, équipe du Dr. Grandbastien. </text:p>
      <text:list xml:id="list2065726178" text:style-name="L3">
        <text:list-item>
          <text:p text:style-name="P34">Sites d’insertion du rétrotransposon Tnt1 dans le tabac.</text:p>
        </text:list-item>
        <text:list-item>
          <text:p text:style-name="P34">Analyse bioinformatique de l’impact des transposons sur le génome.</text:p>
        </text:list-item>
      </text:list>
      <text:p text:style-name="P5"><text:span text:style-name="T10">(1997-2002) <text:tab/></text:span>Doctorant Thèse</text:p>
      <text:p text:style-name="CV_20_Indented"><text:span text:style-name="T5">Université McGill</text:span> (Montréal, Canada), laboratoire du Dr. Bureau. </text:p>
      <text:list xml:id="list1770917650" text:style-name="L4">
        <text:list-item>
          <text:p text:style-name="P32">Thèse soutenue avec mention (Dean’s Honour List).</text:p>
        </text:list-item>
        <text:list-item>
          <text:p text:style-name="P35">Identification bioinformatique des transposons.</text:p>
        </text:list-item>
        <text:list-item>
          <text:p text:style-name="P35">Le Transposon Display pour l’étude de la régulation de la transposition chez <text:span text:style-name="T5">A. thaliana </text:span>et <text:span text:style-name="T5">Caenorhabditis elegans</text:span>.</text:p>
        </text:list-item>
      </text:list>
      <text:p text:style-name="P5"><text:span text:style-name="T10">(hiver 2001)<text:tab/></text:span>Assistant à l’enseignement </text:p>
      <text:p text:style-name="CV_20_Indented"><text:span text:style-name="T5">Université McGill, département de biologie </text:span>(Montréal, Canada).</text:p>
      <text:list xml:id="list1168761183" text:style-name="L5">
        <text:list-item>
          <text:p text:style-name="P36">Cours de biologie cellulaire et moléculaire (niveau licence). Démonstration des techniques de laboratoire, rédaction et correction d'examens.</text:p>
        </text:list-item>
      </text:list>
      <text:p text:style-name="P9"/>
      <text:p text:style-name="P5"><text:soft-page-break/><text:span text:style-name="T10">(1994-1996)<text:tab/></text:span>Maîtrise (M.Sc.)</text:p>
      <text:p text:style-name="CV_20_Indented"><text:span text:style-name="T5">Institut de Recherche en Biologie Végétale, Université de Montréal</text:span> (Canada), laboratoire du Dr. Morse. </text:p>
      <text:list xml:id="list1815448625" text:style-name="L6">
        <text:list-item>
          <text:p text:style-name="P37">Caractérisation et régulation circadienne du gène photosynthétique PCP dans le dinoflagellé <text:span text:style-name="T5">Gonyaulax polyedra</text:span>. </text:p>
        </text:list-item>
        <text:list-item>
          <text:p text:style-name="P37">Développement d’un protocole biolistique pour transformer of <text:span text:style-name="T5">G. polyedra</text:span>.</text:p>
        </text:list-item>
      </text:list>
      <text:p text:style-name="P5"><text:span text:style-name="T10">(été 1994)<text:tab/></text:span>Stagiaire </text:p>
      <text:p text:style-name="CV_20_Indented"><text:span text:style-name="T5">Institut de Recherche en Biotechnologie - Conseil National de Recherches du Canada</text:span><text:span text:style-name="T7"> (Montréal, Canada), l</text:span>aboratoire du Dr. O'Connor-McCourt.</text:p>
      <text:list xml:id="list771327082" text:continue-list="list1815448625" text:style-name="L6">
        <text:list-item text:start-value="1">
          <text:p text:style-name="P37">Clonage du récepteur type II de la TGF-<text:span text:style-name="T11">β</text:span> pour fins de purification par GST.</text:p>
        </text:list-item>
      </text:list>
      <text:p text:style-name="P5"><text:span text:style-name="T10">(1992-1994)<text:tab/></text:span>Tuteur <text:span text:style-name="T10">d’anglais et de français à temps partiel (niveau secondaire).</text:span></text:p>
      <text:p text:style-name="P4"/>
      <text:p text:style-name="P14">Formation Académique</text:p>
      <text:p text:style-name="P15"><text:span text:style-name="T12">1997-2002<text:tab/></text:span><text:span text:style-name="T13">Ph.D. en Biologie</text:span><text:span text:style-name="T12"> McGill University, Montréal, Canada. </text:span><text:span text:style-name="T13">Dean’s Honour List</text:span><text:span text:style-name="T12">.</text:span></text:p>
      <text:p text:style-name="P17">Août 1999<text:tab/>Canadian Bioinformatics Workshop. University of Calgary, Canada.</text:p>
      <text:p text:style-name="P16"><text:span text:style-name="T12">1994-1996<text:tab/></text:span><text:span text:style-name="T13">M.Sc. en Biologie</text:span><text:span text:style-name="T12"> </text:span><text:span text:style-name="T13">Moléculaire </text:span><text:span text:style-name="T12">Université de Montréal, Canada.</text:span></text:p>
      <text:p text:style-name="P15"><text:span text:style-name="T12">1991-1994<text:tab/></text:span><text:span text:style-name="T13">B.Sc. en Biologie</text:span><text:span text:style-name="T12"> Université de Montréal, Canada.</text:span></text:p>
      <text:p text:style-name="P15"><text:span text:style-name="T12">1989-1991<text:tab/></text:span><text:span text:style-name="T13">DEC en Sciences Santé</text:span><text:span text:style-name="T12"> Collège Jean-de-Brébeuf, Montréal, Canada.</text:span></text:p>
      <text:p text:style-name="P16"><text:span text:style-name="T12">1984-1989<text:tab/></text:span><text:span text:style-name="T13">Diplôme d’études secondaires</text:span><text:span text:style-name="T12"> Collège Jean-de-Brébeuf, Montréal, Canada.</text:span></text:p>
      <text:p text:style-name="P4"/>
      <text:p text:style-name="P14">Bourses</text:p>
      <text:p text:style-name="P20">2004-2006<text:tab/>Bourse Post-doc Haigneré (Institut National de la Recherche Agronomique)</text:p>
      <text:p text:style-name="P20">2002-2004<text:tab/>Bourse NATEQ (Fonds Nature et Technologies du Québec)</text:p>
      <text:p text:style-name="P20">2000-2001<text:tab/>David Stewart <text:s/>McGill Major Fellowship</text:p>
      <text:p text:style-name="P20">2000<text:tab/><text:tab/>McGill Alma Mater Student Travel Grant</text:p>
      <text:p text:style-name="P20">1998-2000<text:tab/>Clifford C.F. Wong McGill Major Fellowship</text:p>
      <text:p text:style-name="P20">1999<text:tab/><text:tab/>Merck Genome Research Institute Bursary </text:p>
      <text:p text:style-name="P20">1999<text:tab/><text:tab/>Graduate Training Committee Travel Grant (McGill University)</text:p>
      <text:p text:style-name="P20">1995<text:tab/><text:tab/>Bourse de l'Institut de Recherche en Biologie Végétale <text:s/>(U. de Montréal)</text:p>
      <text:p text:style-name="P20">1991-1992<text:tab/>Canada Scholarship </text:p>
      <text:p text:style-name="P4"/>
      <text:p text:style-name="P14">Réalisations Personnelles</text:p>
      <text:p text:style-name="P4">- Mention sur la liste d’honneur du doyen (Dean’s Honour List, premiers 10%) à McGill.</text:p>
      <text:p text:style-name="P4">- Premier prix au concours littéraire Lis-tes-ratures, catégorie BD.</text:p>
      <text:p text:style-name="P4">- 2e kyu en Aïkido et ceinture bleue en Art Martial Traditionnel Vietnamien (<text:span text:style-name="T5">Sa Long Cuong</text:span>).</text:p>
      <text:p text:style-name="P4"/>
      <text:p text:style-name="CV_20_Heading_20_1">Activités Annexes</text:p>
      <text:p text:style-name="P4">- Représentant des non-permanents au conseil d'unité à l'INRA de Versailles (2004).</text:p>
      <text:p text:style-name="P4">- Supervision de projets de stagiaires (1995-2002).</text:p>
      <text:p text:style-name="P4">- Designs graphiques, posters, pages web et illustrations pour T-shirts et petits journaux.</text:p>
      <text:p text:style-name="P4">- Auteur de <text:span text:style-name="T5">wetbench</text:span> (http://wetbench.blogspot.com)</text:p>
      <text:p text:style-name="P4">- <text:span text:style-name="T7">Associations </text:span><text:span text:style-name="T5">Vélo-Cité 63 </text:span><text:span text:style-name="T7">(velocite63.net) et </text:span><text:span text:style-name="T5">Vélo-en-Tê</text:span>t (veloentet.free.fr).</text:p>
      <text:p text:style-name="P4">- <text:span text:style-name="T5">Association Bordelaise des Utilisateurs de Logiciels Libres</text:span> (abul.org).</text:p>
      <text:p text:style-name="P4">- Ancien <text:span text:style-name="T5">Scout</text:span>-laïque et travail bénévole pour la <text:span text:style-name="T5">Communauté Vietnamienne de Montréal</text:span> et pour l’<text:span text:style-name="T5">Association des Femmes Vietnamiennes de Montréal</text:span>.</text:p>
      <text:list xml:id="list129065205" text:style-name="L7">
        <text:list-item>
          <text:p text:style-name="P30">Sportif (arts martiaux, vélos, marche, snowboard), dessinateur, BD-iste et guitariste.</text:p>
        </text:list-item>
      </text:list>
      <text:p text:style-name="P4"/>
      <text:p text:style-name="P4"/>
      <text:p text:style-name="P4"/>
      <text:section text:style-name="Sect3" text:name="References">
        <text:p text:style-name="CV_20_Heading_20_1"><text:soft-page-break/>Références</text:p>
        <text:p text:style-name="P6"/>
        <text:p text:style-name="P6">Dr. Jean-Marc Deragon</text:p>
        <text:p text:style-name="P7">LGDP UMR 5096 CNRS/UPVD/IRD</text:p>
        <text:p text:style-name="P7"><text:span text:style-name="T14">52 ave. Paul Alduy 66860 Perpignan Cedex, </text:span>France</text:p>
        <text:p text:style-name="P7">Tel.: +33 473 407 752</text:p>
        <text:p text:style-name="P7">jean-marc.deragon@univ-perp.fr</text:p>
        <text:p text:style-name="P6">Dr. Marie-Angèle Grandbastien</text:p>
        <text:p text:style-name="P7">IJPB INRA Centre de Versailles</text:p>
        <text:p text:style-name="P7">78026 Versailles, France. </text:p>
        <text:p text:style-name="P7">Tel.: +33 130 833 024</text:p>
        <text:p text:style-name="P8">marie-angele.grandbastien@versailles.inra.fr</text:p>
        <text:p text:style-name="P7"><text:span text:style-name="T15">Dr. </text:span><text:span text:style-name="T2">Olivier Panaud</text:span><text:span text:style-name="T14"> </text:span></text:p>
        <text:p text:style-name="P7">LGDP UMR 5096 CNRS/UPVD/IRD</text:p>
        <text:p text:style-name="P7">52 ave. Paul Alduy 66860 Perpignan Cedex, France</text:p>
        <text:p text:style-name="P7">Tel.: +33 473 407 752</text:p>
        <text:p text:style-name="P7">panaud@univ-perp.fr</text:p>
        <text:p text:style-name="P6"/>
        <text:p text:style-name="P28">Liste des Publications</text:p>
        <text:p text:style-name="P18"/>
        <text:p text:style-name="P18">Avec comité de lecture (publiées et soumises)</text:p>
        <text:p text:style-name="P24"><text:span text:style-name="T23">Le, Q.H.</text:span><text:span text:style-name="T22">, Melayah, D., Bonnivard E., Petit M. and Grandbastien M.-A. (2007). Distribution dynamics of the Tnt1 retrotransposon in tobacco. </text:span><text:span text:style-name="T19">Mol. Genet. Genomics</text:span><text:span text:style-name="T22"> </text:span><text:span text:style-name="T23">278,</text:span><text:span text:style-name="T22"> 639-651.</text:span></text:p>
        <text:p text:style-name="P24">Mackenzie, J.L., Saade, F.E., <text:span text:style-name="T1">Le, Q.H.</text:span>, Bureau, T.E., Schoen, D.J. (2005) Genomic Mutation in Lines of Arabidopsis thaliana Exposed to Ultraviolet-B Radiation. <text:span text:style-name="T4">Genetics</text:span> <text:span text:style-name="T1">171,</text:span> 715-723.</text:p>
        <text:p text:style-name="P24">Grandbastien M.-A., Audéon C., Bonnivard E., Casacuberta J.M., Chalhoub B., Costa A.-P.P., <text:span text:style-name="T1">Le Q.H.</text:span>, Melayah D., Petit M., Poncet C., Tam S.-M., Van Sluys M.-A. and Mhiri C. (2005). Stress activation and genomic impact of Tnt1 retrotransposons in Solanaceae. <text:span text:style-name="T4">Cytogenet. Genome Res.</text:span> <text:span text:style-name="T1">110,</text:span> 229-241.</text:p>
        <text:p text:style-name="P24"><text:span text:style-name="T1">Le, Q.H.</text:span> and Bureau, T. (2004) Prediction and quality assessment of Transposon Insertion Display data. <text:span text:style-name="T4">BioTechniques </text:span><text:span text:style-name="T1">36,</text:span> 222-228.</text:p>
        <text:p text:style-name="P24"><text:span text:style-name="T1">Le, Q.H.</text:span>, Witte, C.-P., Bureau, T. and Kumar, A. (2001) Terminal-repeat retrotransposons in miniature (TRIM) are involved in restructuring plant genomes. <text:span text:style-name="T4">Proc. Natl. Acad. Sci. USA </text:span><text:span text:style-name="T1">98,</text:span> 13778-13783.</text:p>
        <text:p text:style-name="P24"><text:span text:style-name="T1">Le, Q.H.</text:span>, Turcotte, K. and Bureau, T. (2001) Tc8, a <text:span text:style-name="T4">Tourist</text:span>-like transposon in <text:span text:style-name="T4">Caenorhabditis elegans</text:span>. <text:span text:style-name="T4">Genetics</text:span> <text:span text:style-name="T1">158,</text:span> 1081-1088.</text:p>
        <text:p text:style-name="P24">Wright, S.I., <text:span text:style-name="T1">Le, Q.H.</text:span>, Schoen, D.J. and Bureau, T. (2001) <text:s/>Population dynamics of an <text:span text:style-name="T4">Ac</text:span>-like transposable element in self- and cross-pollinating Arabidopsis. <text:span text:style-name="T4">Genetics</text:span> <text:span text:style-name="T1">158,</text:span> 1279-1288.</text:p>
        <text:p text:style-name="P24"><text:span text:style-name="T1">Le, Q.H.</text:span>, Jovine, R., Markovic, P. and Morse, D. (2001) <text:s/>Peridinin-chlorophyll <text:span text:style-name="T4">a</text:span>-protein is not implicated in the photosynthesis rhythm of the dinoflagellate <text:span text:style-name="T4">Gonyaulax polyedra</text:span> despite circadian regulation of its translation. <text:span text:style-name="T4">Biol. Rhythm Res.</text:span> <text:span text:style-name="T1">32,</text:span> 579-594.</text:p>
        <text:p text:style-name="P24">The Arabidopsis Genome Initiative (2000) <text:s/>Analysis of the genome sequence of the flowering plant <text:span text:style-name="T4">Arabidopsis thaliana</text:span>. <text:span text:style-name="T4">Nature </text:span><text:span text:style-name="T1">408,</text:span> 796-815.</text:p>
        <text:p text:style-name="P24"><text:span text:style-name="T1">Le, Q.H.</text:span>, Wright, S., Yu, Z. and Bureau, T. (2000) <text:s/>Transposon diversity in <text:span text:style-name="T4">Arabidopsis thaliana</text:span>. <text:span text:style-name="T4">Proc. Natl. Acad. Sci. USA</text:span> <text:span text:style-name="T1">97,</text:span> 7376-7381.</text:p>
        <text:p text:style-name="P24"><text:span text:style-name="T1">Le, Q. H.</text:span>, Hastings, J.W. and Morse, D. (1997) <text:s/>Structure and organization of the peridinin-chlorophyll <text:span text:style-name="T4">a</text:span>-binding protein gene in <text:span text:style-name="T4">Gonyaulax polyedra</text:span>. <text:span text:style-name="T4">Mol. Gen. Genet.</text:span> <text:span text:style-name="T1">255,</text:span> 595-604.</text:p>
        <text:p text:style-name="P19"/>
        <text:p text:style-name="P18">Seminaires et posters</text:p>
        <text:p text:style-name="P27"><text:span text:style-name="T2">Le, Q.H.,</text:span> Pélissier, T. and Deragon, J.-M. Transposable Element-Gene Associations in <text:span text:style-name="T5">Arabidopsis thaliana</text:span>. Poster presentation at the International Congress on Transposable Elements. Saint-Malo, France. April, 2008.</text:p>
        <text:p text:style-name="P27">Decroocq, V., Lansac, M., <text:span text:style-name="T2">Le, Q.H.</text:span>, Sicard, O., Candresse, T., Le Gall, O. and Revers, F. <text:span text:style-name="T20">Arabidopsis thaliana</text:span><text:span text:style-name="T21">; A naïve Species To Study Plant/Virus Interactions. </text:span><text:span text:style-name="T5">17th International Conference on Arabidopsis Research</text:span>. Madison, WI. July 2006.</text:p>
        <text:p text:style-name="P25"><text:span text:style-name="T1">Le, Q.H., </text:span><text:span text:style-name="T10">Melayah, D., Bonnivard, E. and Grandbastien, M.-A. </text:span>Distribution of the Tnt1 retrotransposon in tobacco. <text:span text:style-name="T10">Poster presentation at the 7</text:span><text:span text:style-name="T6">th International Congress of Plant Molecular Biology</text:span><text:span text:style-name="T10">. Barcelona, Spain. July 2003.</text:span></text:p>
        <text:p text:style-name="P26"><text:span text:style-name="T1">Le, Q.H.</text:span> Transposon in <text:span text:style-name="T4">Arabidopsis</text:span>: Mining and regulation of activity. Oral presentation at the <text:span text:style-name="T4">Molecular Genetics and Developmental Seminars</text:span>, Department of Biology, McGill University, November 2001.</text:p>
        <text:p text:style-name="P24"><text:span text:style-name="T17">Le, Q.H.</text:span><text:span text:style-name="T16">, Wright, S., Yu, Z. and Bureau, T. Transposon mining in </text:span><text:span text:style-name="T18">Arabidopsis thaliana</text:span><text:span text:style-name="T16">. Poster presentation at the </text:span><text:span text:style-name="T18">6th International Congress of Plant Molecular Biology</text:span><text:span text:style-name="T16">. Quebec city, Quebec. June 2000.</text:span></text:p>
        <text:p text:style-name="P24"><text:span text:style-name="T17">Le, Q.H.</text:span><text:span text:style-name="T16"> Transposon mining in </text:span><text:span text:style-name="T18">Arabidopsis</text:span><text:span text:style-name="T16">. Oral presentation at the </text:span><text:span text:style-name="T18">Molecular Genetics Work in Progress</text:span><text:span text:style-name="T16">, Department of Biology, McGill University, December 1999.</text:span></text:p>
        <text:p text:style-name="P24"><text:span text:style-name="T17">Le, Q.H.</text:span><text:span text:style-name="T16">, Markovic, P., Jovine, R.V.M., Hastings, J.W. and Morse, D. Contrôle circadien de la synthèse de la Peridinin Chlorophyll-</text:span><text:span text:style-name="T18">a</text:span><text:span text:style-name="T16"> binding Protein (PCP) dans l'algue unicellulaire </text:span><text:span text:style-name="T18">Gonyaulax polyedra</text:span><text:span text:style-name="T16">. Poster presentation at the </text:span><text:span text:style-name="T18">IIe Journée Scientifique du Programme de Biologie Moléculaire</text:span><text:span text:style-name="T16">, Montreal, Quebec. May 1996.</text:span></text:p>
        <text:p text:style-name="P24"><text:span text:style-name="T17">Le, Q.H.</text:span><text:span text:style-name="T16">, Markovic, P., Jovine, R.V.M. and Morse, D. Translational control of peridinin-chlorophyll </text:span><text:span text:style-name="T18">a</text:span><text:span text:style-name="T16">-protein (PCP) in </text:span><text:span text:style-name="T18">Gonyaulax polyedra</text:span><text:span text:style-name="T16">. Poster presentation at the </text:span><text:span text:style-name="T18">American Physiological Society</text:span><text:span text:style-name="T16"> meeting </text:span><text:span text:style-name="T18">Understanding the biological clock</text:span><text:span text:style-name="T16">, Dartmouth, New Hampshire. July 1995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tarSymbol1" svg:font-family="StarSymbol"/>
    <style:font-face style:name="Courier New" svg:font-family="'Courier New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none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n" fo:country="GB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0984in" fo:margin-right="0in" fo:text-align="justify" style:justify-single-word="false" fo:text-indent="-0.0984in" style:auto-text-indent="false">
        <style:tab-stops>
          <style:tab-stop style:position="0in"/>
        </style:tab-stops>
      </style:paragraph-properties>
      <style:text-properties style:font-name="Tim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0417in" fo:margin-bottom="0.0417in" fo:text-indent="0in" style:auto-text-indent="false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in" fo:margin-bottom="0.0417in" fo:text-indent="0in" style:auto-text-indent="false" fo:keep-with-next="always"/>
      <style:text-properties style:font-name="Arial" fo:font-size="12pt" style:font-size-asian="12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indent="0in" style:auto-text-indent="false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"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Bullet" style:display-name="List Bullet" style:family="paragraph" style:parent-style-name="Standard" style:list-style-name="WW8Num1">
      <style:paragraph-properties fo:margin-left="0in" fo:margin-right="0in" fo:text-indent="0in" style:auto-text-indent="false"/>
    </style:style>
    <style:style style:name="CV_20_Heading_20_1" style:display-name="CV Heading 1" style:family="paragraph" style:parent-style-name="Standard" style:next-style-name="CV_20_Default" style:class="text" style:master-page-name="">
      <style:paragraph-properties fo:text-align="justify" style:justify-single-word="false" style:page-number="auto" fo:padding="0in" fo:border-left="none" fo:border-right="none" fo:border-top="none" fo:border-bottom="0.0071in solid #996633" style:shadow="none" style:join-border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3.8398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small-caps" fo:color="#996633" style:text-position="-3% 100%" style:font-name="Times" fo:font-size="14pt" fo:text-shadow="none" fo:font-weight="bold"/>
    </style:style>
    <style:style style:name="CV_20_Default" style:display-name="CV Default" style:family="paragraph" style:parent-style-name="Standard" style:class="text"/>
    <style:style style:name="CV_20_Indented" style:display-name="CV Indented" style:family="paragraph" style:parent-style-name="CV_20_Default" style:class="text">
      <style:paragraph-properties fo:margin-left="1in" fo:margin-right="0in" fo:text-indent="0in" style:auto-text-indent="false"/>
    </style:style>
    <style:style style:name="CV_20_Title" style:display-name="CV Title" style:family="paragraph" style:parent-style-name="CV_20_Default" style:next-style-name="CV_20_Default" style:class="text" style:master-page-name="">
      <style:paragraph-properties fo:text-align="center" style:justify-single-word="false" style:page-number="auto" fo:background-color="#94bd5e" style:shadow="none">
        <style:background-image/>
      </style:paragraph-properties>
      <style:text-properties fo:color="#ffffff" style:font-name="Arial1" fo:font-size="11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3z0" style:family="text">
      <style:text-properties style:font-name="Times" style:font-name-asian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in"/>
      </text:outline-level-style>
      <text:outline-level-style text:level="2" style:num-suffix="." style:num-format="1" text:display-levels="2">
        <style:list-level-properties text:space-before="0.4in" text:min-label-width="0.5in"/>
      </text:outline-level-style>
      <text:outline-level-style text:level="3" style:num-suffix="." style:num-format="1" text:display-levels="3">
        <style:list-level-properties text:space-before="0.9in" text:min-label-width="0.5in"/>
      </text:outline-level-style>
      <text:outline-level-style text:level="4" style:num-suffix="." style:num-format="1" text:display-levels="4">
        <style:list-level-properties text:space-before="1.4in" text:min-label-width="0.5in"/>
      </text:outline-level-style>
      <text:outline-level-style text:level="5" style:num-suffix="." style:num-format="1" text:display-levels="5">
        <style:list-level-properties text:space-before="1.9in" text:min-label-width="0.5in"/>
      </text:outline-level-style>
      <text:outline-level-style text:level="6" style:num-suffix="." style:num-format="1" text:display-levels="6">
        <style:list-level-properties text:space-before="2.4in" text:min-label-width="0.5in"/>
      </text:outline-level-style>
      <text:outline-level-style text:level="7" style:num-suffix="." style:num-format="1" text:display-levels="7">
        <style:list-level-properties text:space-before="2.9in" text:min-label-width="0.5in"/>
      </text:outline-level-style>
      <text:outline-level-style text:level="8" style:num-suffix="." style:num-format="1" text:display-levels="8">
        <style:list-level-properties text:space-before="3.4in" text:min-label-width="0.5in"/>
      </text:outline-level-style>
      <text:outline-level-style text:level="9" style:num-suffix="." style:num-format="1" text:display-levels="9">
        <style:list-level-properties text:space-before="3.9in" text:min-label-width="0.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min-label-width="0.4in"/>
      </text:list-level-style-number>
      <text:list-level-style-number text:level="2" style:num-suffix="." style:num-format="1" text:display-levels="2">
        <style:list-level-properties text:space-before="0.4in" text:min-label-width="0.5in"/>
      </text:list-level-style-number>
      <text:list-level-style-number text:level="3" style:num-suffix="." style:num-format="1" text:display-levels="3">
        <style:list-level-properties text:space-before="0.9in" text:min-label-width="0.5in"/>
      </text:list-level-style-number>
      <text:list-level-style-number text:level="4" style:num-suffix="." style:num-format="1" text:display-levels="4">
        <style:list-level-properties text:space-before="1.4in" text:min-label-width="0.5in"/>
      </text:list-level-style-number>
      <text:list-level-style-number text:level="5" style:num-suffix="." style:num-format="1" text:display-levels="5">
        <style:list-level-properties text:space-before="1.9in" text:min-label-width="0.5in"/>
      </text:list-level-style-number>
      <text:list-level-style-number text:level="6" style:num-suffix="." style:num-format="1" text:display-levels="6">
        <style:list-level-properties text:space-before="2.4in" text:min-label-width="0.5in"/>
      </text:list-level-style-number>
      <text:list-level-style-number text:level="7" style:num-suffix="." style:num-format="1" text:display-levels="7">
        <style:list-level-properties text:space-before="2.9in" text:min-label-width="0.5in"/>
      </text:list-level-style-number>
      <text:list-level-style-number text:level="8" style:num-suffix="." style:num-format="1" text:display-levels="8">
        <style:list-level-properties text:space-before="3.4in" text:min-label-width="0.5in"/>
      </text:list-level-style-number>
      <text:list-level-style-number text:level="9" style:num-suffix="." style:num-format="1" text:display-levels="9">
        <style:list-level-properties text:space-before="3.9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25in" text:min-label-width="0.25in"/>
        <style:text-properties fo:font-family="Times" style:font-family-generic="roman" style:font-pitch="variable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75in" text:min-label-width="0.25in"/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3.25in" text:min-label-width="0.25in"/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4.75in" text:min-label-width="0.25in"/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75in" text:min-label-width="0.25in"/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3.25in" text:min-label-width="0.25in"/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4.75in" text:min-label-width="0.25in"/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format="1" text:start-value="1991">
        <style:list-level-properties text:min-label-width="0.9862in"/>
      </text:list-level-style-number>
      <text:list-level-style-number text:level="2" style:num-format="1" text:start-value="1992" text:display-levels="2">
        <style:list-level-properties text:min-label-width="0.9862in"/>
      </text:list-level-style-number>
      <text:list-level-style-number text:level="3" style:num-format="1" text:display-levels="3">
        <style:list-level-properties text:min-label-width="0.9862in"/>
      </text:list-level-style-number>
      <text:list-level-style-number text:level="4" style:num-format="1" text:display-levels="4">
        <style:list-level-properties text:min-label-width="0.9862in"/>
      </text:list-level-style-number>
      <text:list-level-style-number text:level="5" style:num-format="1" text:display-levels="5">
        <style:list-level-properties text:min-label-width="0.9862in"/>
      </text:list-level-style-number>
      <text:list-level-style-number text:level="6" style:num-format="1" text:display-levels="6">
        <style:list-level-properties text:min-label-width="0.9862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75in" text:min-label-width="0.25in"/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3.25in" text:min-label-width="0.25in"/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4.75in" text:min-label-width="0.25in"/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75in" text:min-label-width="0.25in"/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3.25in" text:min-label-width="0.25in"/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4.75in" text:min-label-width="0.25in"/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75in" text:min-label-width="0.25in"/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3.25in" text:min-label-width="0.25in"/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4.75in" text:min-label-width="0.25in"/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style style:name="MP2" style:family="paragraph" style:parent-style-name="Footer">
      <style:paragraph-properties fo:text-align="center" style:justify-single-word="false"/>
      <style:text-properties fo:color="#808080" fo:font-size="10pt" style:font-size-asian="10pt" style:font-size-complex="10pt"/>
    </style:style>
    <style:page-layout style:name="Mpm1">
      <style:page-layout-properties fo:page-width="8.2638in" fo:page-height="11.6925in" style:num-format="1" style:print-orientation="portrait" fo:margin-top="0.5909in" fo:margin-bottom="0.5909in" fo:margin-left="0.9846in" fo:margin-right="0.921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Quang Hien LE | +33 611 745 912 | hien@wetbench.eu | www.wetbench.eu/c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5</meta:generator>
    <dc:title>Partie II</dc:title>
    <meta:initial-creator>Thomas Bureau</meta:initial-creator>
    <meta:creation-date>2001-12-05T23:28:00</meta:creation-date>
    <dc:creator>Hien Le</dc:creator>
    <dc:date>2009-07-29T23:40:40</dc:date>
    <meta:printed-by>Hien LE</meta:printed-by>
    <meta:print-date>2008-02-25T12:03:13</meta:print-date>
    <dc:language>en</dc:language>
    <meta:editing-cycles>939</meta:editing-cycles>
    <meta:editing-duration>PT19H35M17S</meta:editing-duration>
    <meta:document-statistic meta:table-count="0" meta:image-count="0" meta:object-count="0" meta:page-count="3" meta:paragraph-count="116" meta:word-count="1277" meta:character-count="9398"/>
    <meta:user-defined meta:name="Info 1"/>
    <meta:user-defined meta:name="Info 2"/>
    <meta:user-defined meta:name="Info 3"/>
    <meta:user-defined meta:name="Info 4"/>
  </office:meta>
</office:document-meta>
</file>